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7c4" officeooo:paragraph-rsid="0018f7c4"/>
    </style:style>
    <style:style style:name="P2" style:family="paragraph" style:parent-style-name="Standard">
      <style:text-properties officeooo:rsid="0018f7c4" officeooo:paragraph-rsid="0018f7c4"/>
    </style:style>
    <style:style style:name="P3" style:family="paragraph" style:parent-style-name="Standard">
      <style:text-properties officeooo:rsid="001ae44d" officeooo:paragraph-rsid="001ae44d"/>
    </style:style>
    <style:style style:name="P4" style:family="paragraph" style:parent-style-name="Standard">
      <style:text-properties officeooo:paragraph-rsid="001ae44d"/>
    </style:style>
    <style:style style:name="T1" style:family="text">
      <style:text-properties officeooo:rsid="0018f7c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f7c4" style:font-weight-asian="bold" style:font-weight-complex="bold"/>
    </style:style>
    <style:style style:name="T4" style:family="text">
      <style:text-properties officeooo:rsid="001d21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Git hub url</text:span><text:span text:style-name="T1"> : <text:s text:c="2"/></text:span><text:a xlink:type="simple" xlink:href="https://github.com/odooaktiv/psbe-deco_center.git" text:style-name="Internet_20_link" text:visited-style-name="Visited_20_Internet_20_Link">https://github.com/odooaktiv/psbe-deco_center.git</text:a></text:p>
      <text:p text:style-name="P1"><text:span text:style-name="T2">Password</text:span> : <text:s/>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</text:p>
      <text:p text:style-name="P1"/>
      <text:p text:style-name="P1"/>
      <text:p text:style-name="P1"><text:span text:style-name="T2">Database restore :</text:span> update ir_cron set active=False;</text:p>
      <text:p text:style-name="P1"/>
      <text:p text:style-name="P1"><text:s text:c="32"/>update fetchmail_server set password=1234,active=False;</text:p>
      <text:p text:style-name="P1"/>
      <text:p text:style-name="P1"><text:tab/><text:tab/> <text:s text:c="7"/>update ir_mail_server set smtp_pass=1234,active=False;</text:p>
      <text:p text:style-name="P1"/>
      <text:p text:style-name="P1"><text:tab/><text:tab/> <text:s text:c="7"/>update res_users set password='admin';</text:p>
      <text:p text:style-name="P1"/>
      <text:p text:style-name="P1"><text:s text:c="32"/>update res_users set login='admin' where id=2;</text:p>
      <text:p text:style-name="P1"/>
      <text:p text:style-name="P1"/>
      <text:p text:style-name="P3"><text:span text:style-name="T2">Format to commit</text:span> : <text:span text:style-name="T4">[</text:span>15.0][IMP]Customization in sale and account move</text:p>
      <text:p text:style-name="P4"><text:s text:c="4"/><text:tab/><text:tab/><text:tab/>- Added custom field in res partner</text:p>
      <text:p text:style-name="P3"><text:s text:c="4"/><text:tab/><text:tab/><text:tab/>- Updated each order line's and account move line's <text:s/>`tax_id` field with the tax <text:tab/><text:tab/><text:tab/><text:tab/>IDs associated with the partner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09:38:36.383002132</meta:creation-date>
    <meta:generator>LibreOffice/7.3.7.2$Linux_X86_64 LibreOffice_project/30$Build-2</meta:generator>
    <dc:date>2024-06-19T09:46:38.989755320</dc:date>
    <meta:editing-duration>PT4M36S</meta:editing-duration>
    <meta:editing-cycles>3</meta:editing-cycles>
    <meta:document-statistic meta:table-count="0" meta:image-count="0" meta:object-count="0" meta:page-count="1" meta:paragraph-count="10" meta:word-count="69" meta:character-count="678" meta:non-whitespace-character-count="513"/>
  </office:meta>
</office:document-meta>
</file>